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tGoal 0</text:p>
          </table:table-cell>
        </table:table-row>
        <table:table-row table:style-name="ro2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2" office:value-type="string" calcext:value-type="string">
            <text:p>1 stmt_list stmt_list <text:span text:style-name="T1">stmt</text:span> 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nkStmtLst 1 0</text:p>
          </table:table-cell>
        </table:table-row>
        <table:table-row table:style-name="ro2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2" office:value-type="string" calcext:value-type="string">
            <text:p>2 stmt_list <text:span text:style-name="T1">stmt</text:span> </text:p>
          </table:table-cell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rtStmtLst 0</text:p>
          </table:table-cell>
        </table:table-row>
        <table:table-row table:style-name="ro2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2" office:value-type="string" calcext:value-type="string">
            <text:p>3 <text:span text:style-name="T1">stmt</text:span> class_def </text:p>
          </table:table-cell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tStmtClsDef 0</text:p>
          </table:table-cell>
        </table:table-row>
        <table:table-row table:style-name="ro2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2" office:value-type="string" calcext:value-type="string">
            <text:p>4 <text:span text:style-name="T1">stmt</text:span> interface_def </text:p>
          </table:table-cell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tStmtIntfDef 0</text:p>
          </table:table-cell>
        </table:table-row>
        <table:table-row table:style-name="ro2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2" office:value-type="string" calcext:value-type="string">
            <text:p>5 <text:span text:style-name="T1">stmt</text:span> func_def </text:p>
          </table:table-cell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tStmtFuncDef 0</text:p>
          </table:table-cell>
        </table:table-row>
        <table:table-row table:style-name="ro2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2" office:value-type="string" calcext:value-type="string">
            <text:p>6 <text:span text:style-name="T1">stmt</text:span> if_stmt </text:p>
          </table:table-cell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tStmtIf 0</text:p>
          </table:table-cell>
        </table:table-row>
        <table:table-row table:style-name="ro2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2" office:value-type="string" calcext:value-type="string">
            <text:p>7 <text:span text:style-name="T1">stmt</text:span> while_stmt </text:p>
          </table:table-cell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tStmtWhl 0</text:p>
          </table:table-cell>
        </table:table-row>
        <table:table-row table:style-name="ro2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2" office:value-type="string" calcext:value-type="string">
            <text:p>8 <text:span text:style-name="T1">stmt</text:span> sg_stmt ; </text:p>
          </table:table-cell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tStmtSg 0</text:p>
          </table:table-cell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tSgVarAssign 0</text:p>
          </table:table-cell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tSgVarDef 0</text:p>
          </table:table-cell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tSgCalc 0</text:p>
          </table:table-cell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tSgCtrF 0</text:p>
          </table:table-cell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tCFRetE 0</text:p>
          </table:table-cell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return </text:p>
          </table:table-cell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tCFRet 0</text:p>
          </table:table-cell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continue </text:p>
          </table:table-cell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tCFCont 0</text:p>
          </table:table-cell>
        </table:table-row>
        <table:table-row table:style-name="ro1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office:value-type="string" calcext:value-type="string">
            <text:p>16 control_flow break </text:p>
          </table:table-cell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tCFBrk 0</text:p>
          </table:table-cell>
        </table:table-row>
        <table:table-row table:style-name="ro2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2" office:value-type="string" calcext:value-type="string">
            <text:p>17 var_def var_def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kVarDef 2 0</text:p>
          </table:table-cell>
        </table:table-row>
        <table:table-row table:style-name="ro2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2" office:value-type="string" calcext:value-type="string">
            <text:p>18 var_def var_def , <text:span text:style-name="T1">var</text:span> = expression </text:p>
          </table:table-cell>
          <table:table-cell office:value-type="string" calcext:value-type="string">
            <text:p>//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kVarDefAsg 4 2 0</text:p>
          </table:table-cell>
        </table:table-row>
        <table:table-row table:style-name="ro2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2" office:value-type="string" calcext:value-type="string">
            <text:p>19 var_def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tVarDef 1 0</text:p>
          </table:table-cell>
        </table:table-row>
        <table:table-row table:style-name="ro2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2" office:value-type="string" calcext:value-type="string">
            <text:p>20 var_def type_exp <text:span text:style-name="T1">var</text:span> = expression </text:p>
          </table:table-cell>
          <table:table-cell office:value-type="string" calcext:value-type="string">
            <text:p>/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tVarDefAsg 3 2 0</text:p>
          </table:table-cell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var_assign left_side = expression </text:p>
          </table:table-cell>
          <table:table-cell office:value-type="string" calcext:value-type="string">
            <text:p>//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tVarAsg 2 0</text:p>
          </table:table-cell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field_access </text:p>
          </table:table-cell>
          <table:table-cell office:value-type="string" calcext:value-type="string">
            <text:p>//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tLftFld 0</text:p>
          </table:table-cell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left_side array_access </text:p>
          </table:table-cell>
          <table:table-cell office:value-type="string" calcext:value-type="string">
            <text:p>//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tLftArr 0</text:p>
          </table:table-cell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  <table:table-cell office:value-type="string" calcext:value-type="string">
            <text:p>//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tTpBsc 0</text:p>
          </table:table-cell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  <table:table-cell office:value-type="string" calcext:value-type="string">
            <text:p>//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tTpArr 0</text:p>
          </table:table-cell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  <table:table-cell office:value-type="string" calcext:value-type="string">
            <text:p>//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tTpIdn 0</text:p>
          </table:table-cell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  <table:table-cell office:value-type="string" calcext:value-type="string">
            <text:p>//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tTpGnrcTp 0</text:p>
          </table:table-cell>
        </table:table-row>
        <table:table-row table:style-name="ro1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office:value-type="string" calcext:value-type="string">
            <text:p>28 type_exp function </text:p>
          </table:table-cell>
          <table:table-cell office:value-type="string" calcext:value-type="string">
            <text:p>//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tTpFunc 0</text:p>
          </table:table-cell>
        </table:table-row>
        <table:table-row table:style-name="ro2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table:style-name="ce2" office:value-type="string" calcext:value-type="string">
            <text:p>29 basic_type <text:span text:style-name="T1">int</text:span> </text:p>
          </table:table-cell>
          <table:table-cell office:value-type="string" calcext:value-type="string">
            <text:p>//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tBscTpInt 0</text:p>
          </table:table-cell>
        </table:table-row>
        <table:table-row table:style-name="ro1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office:value-type="string" calcext:value-type="string">
            <text:p>30 basic_type double </text:p>
          </table:table-cell>
          <table:table-cell office:value-type="string" calcext:value-type="string">
            <text:p>/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tBscTpDb 0</text:p>
          </table:table-cell>
        </table:table-row>
        <table:table-row table:style-name="ro2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table:style-name="ce2" office:value-type="string" calcext:value-type="string">
            <text:p>31 basic_type <text:span text:style-name="T1">bool</text:span> </text:p>
          </table:table-cell>
          <table:table-cell office:value-type="string" calcext:value-type="string">
            <text:p>//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tBscTpBl 0</text:p>
          </table:table-cell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string </text:p>
          </table:table-cell>
          <table:table-cell office:value-type="string" calcext:value-type="string">
            <text:p>//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tBscTpStr 0</text:p>
          </table:table-cell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basic_type char </text:p>
          </table:table-cell>
          <table:table-cell office:value-type="string" calcext:value-type="string">
            <text:p>//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tBscTpChr 0</text:p>
          </table:table-cell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type_exp [ ] </text:p>
          </table:table-cell>
          <table:table-cell office:value-type="string" calcext:value-type="string">
            <text:p>//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nkArrTp 2</text:p>
          </table:table-cell>
        </table:table-row>
        <table:table-row table:style-name="ro2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2" office:value-type="string" calcext:value-type="string">
            <text:p>35 idn_type idn_type .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nkIdnTpVar 2 0</text:p>
          </table:table-cell>
        </table:table-row>
        <table:table-row table:style-name="ro2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2" office:value-type="string" calcext:value-type="string">
            <text:p>36 idn_type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tIdnTpVar 0</text:p>
          </table:table-cell>
        </table:table-row>
        <table:table-row table:style-name="ro1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office:value-type="string" calcext:value-type="string">
            <text:p>37 generic_type idn_type &lt; generic_args &gt; </text:p>
          </table:table-cell>
          <table:table-cell office:value-type="string" calcext:value-type="string">
            <text:p>//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tGnrcTp 3 1</text:p>
          </table:table-cell>
        </table:table-row>
        <table:table-row table:style-name="ro2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table:style-name="ce2" office:value-type="string" calcext:value-type="string">
            <text:p>38 generic_args generic_args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nkGnrcArgsVar 2 0</text:p>
          </table:table-cell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generic_args generic_args , ? extends idn_type </text:p>
          </table:table-cell>
          <table:table-cell office:value-type="string" calcext:value-type="string">
            <text:p>//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nkGnrcArgsExt 4 0</text:p>
          </table:table-cell>
        </table:table-row>
        <table:table-row table:style-name="ro2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table:style-name="ce2" office:value-type="string" calcext:value-type="string">
            <text:p>40 generic_arg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tGnrcArgsVar 0</text:p>
          </table:table-cell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args ? extends idn_type </text:p>
          </table:table-cell>
          <table:table-cell office:value-type="string" calcext:value-type="string">
            <text:p>//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tGnrcArgsExt 0</text:p>
          </table:table-cell>
        </table:table-row>
        <table:table-row table:style-name="ro2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2" office:value-type="string" calcext:value-type="string">
            <text:p>42 class_def scope_info_list class <text:span text:style-name="T1">var</text:span> generic_pars_list extends_list implements_list { member_def_list } </text:p>
          </table:table-cell>
          <table:table-cell office:value-type="string" calcext:value-type="string">
            <text:p>//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tClassDef 8 6 5 4 3 1</text:p>
          </table:table-cell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table:style-name="ce2" office:value-type="string" calcext:value-type="string">
            <text:p>43 interface_def scope_info_list interface var generic_pars_list extends_list { member_def_list } </text:p>
          </table:table-cell>
          <table:table-cell office:value-type="string" calcext:value-type="string">
            <text:p>//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rtIntfDef 7 5 4 3 1</text:p>
          </table:table-cell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scope_infos </text:p>
          </table:table-cell>
          <table:table-cell office:value-type="string" calcext:value-type="string">
            <text:p>//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tScpInfLst 0</text:p>
          </table:table-cell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_list e </text:p>
          </table:table-cell>
          <table:table-cell office:value-type="string" calcext:value-type="string">
            <text:p>//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tScpInfLstE 0</text:p>
          </table:table-cell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s scope_info </text:p>
          </table:table-cell>
          <table:table-cell office:value-type="string" calcext:value-type="string">
            <text:p>//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nkScpInf 1 0</text:p>
          </table:table-cell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s scope_info </text:p>
          </table:table-cell>
          <table:table-cell office:value-type="string" calcext:value-type="string">
            <text:p>/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tScpInf 0</text:p>
          </table:table-cell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static </text:p>
          </table:table-cell>
          <table:table-cell office:value-type="string" calcext:value-type="string">
            <text:p>//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tScpStc 0</text:p>
          </table:table-cell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ublic </text:p>
          </table:table-cell>
          <table:table-cell office:value-type="string" calcext:value-type="string">
            <text:p>//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rtScpPbl 0</text:p>
          </table:table-cell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private </text:p>
          </table:table-cell>
          <table:table-cell office:value-type="string" calcext:value-type="string">
            <text:p>//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tScpPrv 0</text:p>
          </table:table-cell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final </text:p>
          </table:table-cell>
          <table:table-cell office:value-type="string" calcext:value-type="string">
            <text:p>//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tScpFnl 0</text:p>
          </table:table-cell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&lt; generic_pars &gt; </text:p>
          </table:table-cell>
          <table:table-cell office:value-type="string" calcext:value-type="string">
            <text:p>//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tGnrcParLst 1</text:p>
          </table:table-cell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generic_pars_list e </text:p>
          </table:table-cell>
          <table:table-cell office:value-type="string" calcext:value-type="string">
            <text:p>//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tGnrcParLstE 0</text:p>
          </table:table-cell>
        </table:table-row>
        <table:table-row table:style-name="ro2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2" office:value-type="string" calcext:value-type="string">
            <text:p>54 generic_pars generic_pars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nkGnrcPar 2 0</text:p>
          </table:table-cell>
        </table:table-row>
        <table:table-row table:style-name="ro2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2" office:value-type="string" calcext:value-type="string">
            <text:p>55 generic_pars generic_pars , <text:span text:style-name="T1">var</text:span> extends idn_type </text:p>
          </table:table-cell>
          <table:table-cell office:value-type="string" calcext:value-type="string">
            <text:p>//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nkGnrcParExt 4 2 0</text:p>
          </table:table-cell>
        </table:table-row>
        <table:table-row table:style-name="ro2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2" office:value-type="string" calcext:value-type="string">
            <text:p>56 generic_par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tGnrcParVar 0</text:p>
          </table:table-cell>
        </table:table-row>
        <table:table-row table:style-name="ro2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table:style-name="ce2" office:value-type="string" calcext:value-type="string">
            <text:p>57 generic_pars <text:span text:style-name="T1">var</text:span> extends idn_type </text:p>
          </table:table-cell>
          <table:table-cell office:value-type="string" calcext:value-type="string">
            <text:p>/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tGnrcParExt 2 0</text:p>
          </table:table-cell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xtends_types </text:p>
          </table:table-cell>
          <table:table-cell office:value-type="string" calcext:value-type="string">
            <text:p>//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rtExtLst 0</text:p>
          </table:table-cell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list e </text:p>
          </table:table-cell>
          <table:table-cell office:value-type="string" calcext:value-type="string">
            <text:p>//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rtExtLstE 0</text:p>
          </table:table-cell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_types , idn_type </text:p>
          </table:table-cell>
          <table:table-cell office:value-type="string" calcext:value-type="string">
            <text:p>//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nkExtIdn 2 0</text:p>
          </table:table-cell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extends_types extends idn_type </text:p>
          </table:table-cell>
          <table:table-cell office:value-type="string" calcext:value-type="string">
            <text:p>//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tExtIdn 0</text:p>
          </table:table-cell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implements_types </text:p>
          </table:table-cell>
          <table:table-cell office:value-type="string" calcext:value-type="string">
            <text:p>//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rtImpLst 0</text:p>
          </table:table-cell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list e </text:p>
          </table:table-cell>
          <table:table-cell office:value-type="string" calcext:value-type="string">
            <text:p>//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tImpLstE 0</text:p>
          </table:table-cell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_types , idn_type </text:p>
          </table:table-cell>
          <table:table-cell office:value-type="string" calcext:value-type="string">
            <text:p>//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nkImpIdn 2 0</text:p>
          </table:table-cell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implements_types implements idn_type </text:p>
          </table:table-cell>
          <table:table-cell office:value-type="string" calcext:value-type="string">
            <text:p>//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tImpIdn 0</text:p>
          </table:table-cell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member_def </text:p>
          </table:table-cell>
          <table:table-cell office:value-type="string" calcext:value-type="string">
            <text:p>//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tMmbDef 0</text:p>
          </table:table-cell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_list e </text:p>
          </table:table-cell>
          <table:table-cell office:value-type="string" calcext:value-type="string">
            <text:p>//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tMmbDefE 0</text:p>
          </table:table-cell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field_def </text:p>
          </table:table-cell>
          <table:table-cell office:value-type="string" calcext:value-type="string">
            <text:p>//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nkMmbFld 1 0</text:p>
          </table:table-cell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member_def method_def </text:p>
          </table:table-cell>
          <table:table-cell office:value-type="string" calcext:value-type="string">
            <text:p>//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nkMmbMthd 1 0</text:p>
          </table:table-cell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field_def </text:p>
          </table:table-cell>
          <table:table-cell office:value-type="string" calcext:value-type="string">
            <text:p>/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tMmbFld 0</text:p>
          </table:table-cell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member_def method_def </text:p>
          </table:table-cell>
          <table:table-cell office:value-type="string" calcext:value-type="string">
            <text:p>//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tMemMthd 0</text:p>
          </table:table-cell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field_def scope_info_list var_def ; </text:p>
          </table:table-cell>
          <table:table-cell office:value-type="string" calcext:value-type="string">
            <text:p>//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tFldDef 2 1</text:p>
          </table:table-cell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method_def scope_info_list func_def </text:p>
          </table:table-cell>
          <table:table-cell office:value-type="string" calcext:value-type="string">
            <text:p>//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rtMthdDef 1 0</text:p>
          </table:table-cell>
        </table:table-row>
        <table:table-row table:style-name="ro2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table:style-name="ce2" office:value-type="string" calcext:value-type="string">
            <text:p>74 func_def generic_pars_list type_exp <text:span text:style-name="T1">var</text:span> ( par_list ) { stmt_list } </text:p>
          </table:table-cell>
          <table:table-cell office:value-type="string" calcext:value-type="string">
            <text:p>//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tFuncDef 7 6 4 1</text:p>
          </table:table-cell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parameters </text:p>
          </table:table-cell>
          <table:table-cell office:value-type="string" calcext:value-type="string">
            <text:p>//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tParLst 0</text:p>
          </table:table-cell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par_list e </text:p>
          </table:table-cell>
          <table:table-cell office:value-type="string" calcext:value-type="string">
            <text:p>//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tParLstE 0</text:p>
          </table:table-cell>
        </table:table-row>
        <table:table-row table:style-name="ro2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2" office:value-type="string" calcext:value-type="string">
            <text:p>77 parameters parameters ,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nkParVar 3 1 0</text:p>
          </table:table-cell>
        </table:table-row>
        <table:table-row table:style-name="ro2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table:style-name="ce2" office:value-type="string" calcext:value-type="string">
            <text:p>78 parameters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rtParVar 1 0</text:p>
          </table:table-cell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</text:p>
          </table:table-cell>
          <table:table-cell office:value-type="string" calcext:value-type="string">
            <text:p>//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rtIfIf 0</text:p>
          </table:table-cell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stmt if_body else else_body </text:p>
          </table:table-cell>
          <table:table-cell office:value-type="string" calcext:value-type="string">
            <text:p>//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tIfIfEl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{ stmt_list } </text:p>
          </table:table-cell>
          <table:table-cell office:value-type="string" calcext:value-type="string">
            <text:p>//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tIfLst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2 if_body if ( bool_exp ) sg_stmt ; </text:p>
          </table:table-cell>
          <table:table-cell office:value-type="string" calcext:value-type="string">
            <text:p>//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tIfSg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if_stmt </text:p>
          </table:table-cell>
          <table:table-cell office:value-type="string" calcext:value-type="string">
            <text:p>//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tElsIf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{ stmt_list } </text:p>
          </table:table-cell>
          <table:table-cell office:value-type="string" calcext:value-type="string">
            <text:p>//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rtEls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5 else_body sg_stmt ; </text:p>
          </table:table-cell>
          <table:table-cell office:value-type="string" calcext:value-type="string">
            <text:p>//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tElsSg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6 while_stmt while ( bool_exp ) { stmt_list } </text:p>
          </table:table-cell>
          <table:table-cell office:value-type="string" calcext:value-type="string">
            <text:p>//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tWhl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lambda_exp </text:p>
          </table:table-cell>
          <table:table-cell office:value-type="string" calcext:value-type="string">
            <text:p>//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rtExpLm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8 expression calc_exp </text:p>
          </table:table-cell>
          <table:table-cell office:value-type="string" calcext:value-type="string">
            <text:p>//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rtExp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cond_exp </text:p>
          </table:table-cell>
          <table:table-cell office:value-type="string" calcext:value-type="string">
            <text:p>//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rtCalcC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class_exp </text:p>
          </table:table-cell>
          <table:table-cell office:value-type="string" calcext:value-type="string">
            <text:p>//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rtCalcNewC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1 calc_exp new_array_exp </text:p>
          </table:table-cell>
          <table:table-cell office:value-type="string" calcext:value-type="string">
            <text:p>//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rtCalcNew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idn_type ( arg_list ) </text:p>
          </table:table-cell>
          <table:table-cell office:value-type="string" calcext:value-type="string">
            <text:p>//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tNewClsIdn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3 new_class_exp new generic_type ( arg_list ) </text:p>
          </table:table-cell>
          <table:table-cell office:value-type="string" calcext:value-type="string">
            <text:p>//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tNewClsGnrc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new type_exp dim_list </text:p>
          </table:table-cell>
          <table:table-cell office:value-type="string" calcext:value-type="string">
            <text:p>//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rtNewArrTp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5 new_array_exp { array_init_list } </text:p>
          </table:table-cell>
          <table:table-cell office:value-type="string" calcext:value-type="string">
            <text:p>//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tNewArr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_list , array_init </text:p>
          </table:table-cell>
          <table:table-cell office:value-type="string" calcext:value-type="string">
            <text:p>//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nkArr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_list array_init </text:p>
          </table:table-cell>
          <table:table-cell office:value-type="string" calcext:value-type="string">
            <text:p>//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tArr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calc_exp </text:p>
          </table:table-cell>
          <table:table-cell office:value-type="string" calcext:value-type="string">
            <text:p>//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tArr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9 array_init { array_init_list } </text:p>
          </table:table-cell>
          <table:table-cell office:value-type="string" calcext:value-type="string">
            <text:p>//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rtArrLstArr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dim_list [ add_exp ] </text:p>
          </table:table-cell>
          <table:table-cell office:value-type="string" calcext:value-type="string">
            <text:p>/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nkDimLst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1 dim_list [ add_exp ] </text:p>
          </table:table-cell>
          <table:table-cell office:value-type="string" calcext:value-type="string">
            <text:p>//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tDim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2 cond_exp bool_exp </text:p>
          </table:table-cell>
          <table:table-cell office:value-type="string" calcext:value-type="string">
            <text:p>//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tCndB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bool_exp || or_exp </text:p>
          </table:table-cell>
          <table:table-cell office:value-type="string" calcext:value-type="string">
            <text:p>//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nkBlOr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4 bool_exp or_exp </text:p>
          </table:table-cell>
          <table:table-cell office:value-type="string" calcext:value-type="string">
            <text:p>//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rtBlO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or_exp &amp;&amp; and_exp </text:p>
          </table:table-cell>
          <table:table-cell office:value-type="string" calcext:value-type="string">
            <text:p>//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nkOrAn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6 or_exp and_exp </text:p>
          </table:table-cell>
          <table:table-cell office:value-type="string" calcext:value-type="string">
            <text:p>//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tOrA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7 and_exp cmp_exp </text:p>
          </table:table-cell>
          <table:table-cell office:value-type="string" calcext:value-type="string">
            <text:p>//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rtAndCm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 add_exp </text:p>
          </table:table-cell>
          <table:table-cell office:value-type="string" calcext:value-type="string">
            <text:p>//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nkCmpG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gt;= add_exp </text:p>
          </table:table-cell>
          <table:table-cell office:value-type="string" calcext:value-type="string">
            <text:p>//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nkCmpG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 add_exp </text:p>
          </table:table-cell>
          <table:table-cell office:value-type="string" calcext:value-type="string">
            <text:p>//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nkCmpL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&lt;= add_exp </text:p>
          </table:table-cell>
          <table:table-cell office:value-type="string" calcext:value-type="string">
            <text:p>//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nkCmpL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== add_exp </text:p>
          </table:table-cell>
          <table:table-cell office:value-type="string" calcext:value-type="string">
            <text:p>//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nkCmpEQ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add_exp != add_exp </text:p>
          </table:table-cell>
          <table:table-cell office:value-type="string" calcext:value-type="string">
            <text:p>//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nkCmpN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! add_exp </text:p>
          </table:table-cell>
          <table:table-cell office:value-type="string" calcext:value-type="string">
            <text:p>//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tCmpN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add_exp </text:p>
          </table:table-cell>
          <table:table-cell office:value-type="string" calcext:value-type="string">
            <text:p>//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tCmp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true </text:p>
          </table:table-cell>
          <table:table-cell office:value-type="string" calcext:value-type="string">
            <text:p>//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tCmpT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7 cmp_exp false </text:p>
          </table:table-cell>
          <table:table-cell office:value-type="string" calcext:value-type="string">
            <text:p>//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rtCmpF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+ mul_exp </text:p>
          </table:table-cell>
          <table:table-cell office:value-type="string" calcext:value-type="string">
            <text:p>//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nkAddAd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add_exp - mul_exp </text:p>
          </table:table-cell>
          <table:table-cell office:value-type="string" calcext:value-type="string">
            <text:p>//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nkAddMn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+ mul_exp </text:p>
          </table:table-cell>
          <table:table-cell office:value-type="string" calcext:value-type="string">
            <text:p>//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rtAddP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- mul_exp </text:p>
          </table:table-cell>
          <table:table-cell office:value-type="string" calcext:value-type="string">
            <text:p>//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rtAddMn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2 add_exp mul_exp </text:p>
          </table:table-cell>
          <table:table-cell office:value-type="string" calcext:value-type="string">
            <text:p>//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rtAddMu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* pri_exp </text:p>
          </table:table-cell>
          <table:table-cell office:value-type="string" calcext:value-type="string">
            <text:p>//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nkMulMul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mul_exp / pri_exp </text:p>
          </table:table-cell>
          <table:table-cell office:value-type="string" calcext:value-type="string">
            <text:p>//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nkMulSub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5 mul_exp unary_exp </text:p>
          </table:table-cell>
          <table:table-cell office:value-type="string" calcext:value-type="string">
            <text:p>//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rtMulUn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++ access_exp </text:p>
          </table:table-cell>
          <table:table-cell office:value-type="string" calcext:value-type="string">
            <text:p>//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rtUnrIn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-- access_exp </text:p>
          </table:table-cell>
          <table:table-cell office:value-type="string" calcext:value-type="string">
            <text:p>//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tUnrDe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++ </text:p>
          </table:table-cell>
          <table:table-cell office:value-type="string" calcext:value-type="string">
            <text:p>//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tUnrIn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access_exp -- </text:p>
          </table:table-cell>
          <table:table-cell office:value-type="string" calcext:value-type="string">
            <text:p>//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tUnrDe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! access_exp </text:p>
          </table:table-cell>
          <table:table-cell office:value-type="string" calcext:value-type="string">
            <text:p>//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rtUnrN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access_exp </text:p>
          </table:table-cell>
          <table:table-cell office:value-type="string" calcext:value-type="string">
            <text:p>//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rtUnrAc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2 unary_exp cast_exp </text:p>
          </table:table-cell>
          <table:table-cell office:value-type="string" calcext:value-type="string">
            <text:p>//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tUnrC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3 cast_exp ( type_exp ) access_exp </text:p>
          </table:table-cell>
          <table:table-cell office:value-type="string" calcext:value-type="string">
            <text:p>//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tC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field_access </text:p>
          </table:table-cell>
          <table:table-cell office:value-type="string" calcext:value-type="string">
            <text:p>//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tAccFl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rray_access </text:p>
          </table:table-cell>
          <table:table-cell office:value-type="string" calcext:value-type="string">
            <text:p>//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tAcc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apply_exp </text:p>
          </table:table-cell>
          <table:table-cell office:value-type="string" calcext:value-type="string">
            <text:p>//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tAccAp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7 access_exp pri_exp </text:p>
          </table:table-cell>
          <table:table-cell office:value-type="string" calcext:value-type="string">
            <text:p>//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tAccPri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38 field_access field_access .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nkFldAccVar 2 0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9 field_access field_access . class </text:p>
          </table:table-cell>
          <table:table-cell office:value-type="string" calcext:value-type="string">
            <text:p>//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nkFldAccCls 2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0 field_acces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tFldAccVa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this </text:p>
          </table:table-cell>
          <table:table-cell office:value-type="string" calcext:value-type="string">
            <text:p>//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rtFldAccTh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2 field_access super </text:p>
          </table:table-cell>
          <table:table-cell office:value-type="string" calcext:value-type="string">
            <text:p>//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tFldAccSp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3 array_access field_access dim_list </text:p>
          </table:table-cell>
          <table:table-cell office:value-type="string" calcext:value-type="string">
            <text:p>//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rtArrAcc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4 pri_exp number </text:p>
          </table:table-cell>
          <table:table-cell office:value-type="string" calcext:value-type="string">
            <text:p>//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tPriNum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5 pri_exp <text:span text:style-name="T1">str</text:span> </text:p>
          </table:table-cell>
          <table:table-cell office:value-type="string" calcext:value-type="string">
            <text:p>//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rtPriStr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6 pri_exp <text:span text:style-name="T1">chr</text:span> </text:p>
          </table:table-cell>
          <table:table-cell office:value-type="string" calcext:value-type="string">
            <text:p>//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tPriCh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7 pri_exp ( cond_exp ) </text:p>
          </table:table-cell>
          <table:table-cell office:value-type="string" calcext:value-type="string">
            <text:p>//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tPriCnd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8 apply_exp access_exp .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rtAppAcc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9 apply_exp apply_exp .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rtAppApp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50 apply_exp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AppVar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arguments </text:p>
          </table:table-cell>
          <table:table-cell office:value-type="string" calcext:value-type="string">
            <text:p>//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tArg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2 arg_list e </text:p>
          </table:table-cell>
          <table:table-cell office:value-type="string" calcext:value-type="string">
            <text:p>//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rtArgLstE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arguments , calc_exp </text:p>
          </table:table-cell>
          <table:table-cell office:value-type="string" calcext:value-type="string">
            <text:p>//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nkArg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4 arguments calc_exp </text:p>
          </table:table-cell>
          <table:table-cell office:value-type="string" calcext:value-type="string">
            <text:p>//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tArg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5 lambda_exp ( par_list ) -&gt; { stmt_list } </text:p>
          </table:table-cell>
          <table:table-cell office:value-type="string" calcext:value-type="string">
            <text:p>//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rtLbdExp 7 5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22:51:39.855854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1-30T22:52:21.396012556</dc:date>
    <meta:editing-duration>PT14H53M36S</meta:editing-duration>
    <meta:editing-cycles>9</meta:editing-cycles>
    <meta:generator>LibreOffice/4.2.8.2$Linux_X86_64 LibreOffice_project/420m0$Build-2</meta:generator>
    <meta:document-statistic meta:table-count="1" meta:cell-count="786" meta:object-count="0"/>
  </office:meta>
</office:document-meta>
</file>